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384" style:parent-style-name="Graphics">
      <style:graphic-properties draw:fill="none" fo:clip="rect(0.37784in, 1.47406in, 0in, 0in)" draw:stroke="non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7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-apple-system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-apple-system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custom-shape svg:x="0in" svg:y="0in" svg:width="13.33333in" svg:height="7.5in" draw:id="id63" draw:style-name="a383" draw:name="Rectangle 1030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84" draw:name="Picture 2" svg:x="3.85333in" svg:y="0.00001in" svg:width="9.48in" svg:height="7.49999in" style:rel-width="scale" style:rel-height="scale">
          <draw:image xlink:href="media/image1.jpeg" xlink:type="simple" xlink:show="embed" xlink:actuate="onLoad"/>
          <svg:title/>
          <svg:desc>Afbeelding met voertuig, wiel, band, Landvoertuig

Automatisch gegenereerde beschrijving</svg:desc>
        </draw:frame>
        <draw:custom-shape svg:x="0in" svg:y="0in" svg:width="10.21348in" svg:height="7.5in" draw:id="id65" draw:style-name="a388" draw:name="Rectangle 1032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6" presentation:style-name="a392" draw:name="Titel 1" svg:x="0.52273in" svg:y="1.22743in" svg:width="4.4in" svg:height="3.50408in" presentation:class="title" presentation:placeholder="false">
          <draw:text-box>
            <text:p text:style-name="a391" text:class-names="" text:cond-style-name=""><text:span text:style-name="a389" text:class-names="">GoBabyGo2.0<text:line-break/></text:span><text:span text:style-name="a390" text:class-names=""/></text:p>
          </draw:text-box>
          <svg:title/>
          <svg:desc/>
        </draw:frame>
        <draw:frame draw:id="id67" presentation:style-name="a399" draw:name="Ondertitel 2" svg:x="0.52273in" svg:y="5.32909in" svg:width="4.4in" svg:height="1.32124in" presentation:class="subtitle" presentation:placeholder="false">
          <draw:text-box>
            <text:p text:style-name="a394" text:class-names="" text:cond-style-name=""><text:span text:style-name="a393" text:class-names="">Axel Brouckaert</text:span></text:p>
            <text:p text:style-name="a396" text:class-names="" text:cond-style-name=""><text:span text:style-name="a395" text:class-names="">Robbe De Wispelaere</text:span></text:p>
            <text:p text:style-name="a398" text:class-names="" text:cond-style-name=""><text:span text:style-name="a397" text:class-names="">Nikita Vandecasteele</text:span></text:p>
          </draw:text-box>
          <svg:title/>
          <svg:desc/>
        </draw:frame>
        <draw:custom-shape svg:width="0.16in" svg:height="0.77in" draw:id="id68" draw:style-name="a402" draw:transform="translate(-0.08in -0.385in) rotate(-1.5708) translate(0.91106in 0.76426in)" draw:name="Rectangle 1034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69" draw:style-name="a405" draw:name="Rectangle 1036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06" draw:master-page-name="Master1-Layout6-titleOnly-Alleen-titel" presentation:presentation-page-layout-name="Master1-PPL6" draw:id="Slide-257">
        <draw:frame draw:id="id70" presentation:style-name="a411" draw:name="Titel 1" svg:x="0.91667in" svg:y="0.44012in" svg:width="11.5in" svg:height="1.44965in" presentation:class="title" presentation:placeholder="false">
          <draw:text-box>
            <text:p text:style-name="a410" text:class-names="" text:cond-style-name=""><text:span text:style-name="a407" text:class-names="">Analys</text:span><text:span text:style-name="a408" text:class-names="">e</text:span><text:span text:style-name="a40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387" draw:style="linear" draw:angle="2700" draw:start-color="#000000" draw:end-color="#000000" draw:start-intensity="0%" draw:end-intensity="64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en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ken om de tekststijl van het model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ken om de tekststijl van het model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ken om de tekststijl van het model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ken om de tekststijl van het model te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ken om de tekststijl van het model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ken om de tekststijl van het model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ken om de tekststijl van het model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ken om de tekststijl van het model te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ken om de tekststijl van het model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ken om de tekststijl van het model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GoBabyGo2.0 </dc:title>
    <meta:initial-creator>Robbe De Wispelaere</meta:initial-creator>
    <dc:creator>Robbe De Wispelaere</dc:creator>
    <meta:creation-date>2023-11-27T09:17:14Z</meta:creation-date>
    <dc:date>2023-11-27T09:27:01Z</dc:date>
    <meta:editing-cycles>1</meta:editing-cycles>
    <meta:editing-duration>PT587S</meta:editing-duration>
    <meta:document-statistic meta:paragraph-count="5" meta:word-count="10"/>
  </office:meta>
</office:document-meta>
</file>